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2.4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TransitLayer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A transit layer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is class extends <text:a xlink:href="../MVCObject%20class.ods">MVCObject</text:a>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Constructor</text:p>
          </table:table-cell>
          <table:table-cell table:style-name="ce5"/>
          <table:table-cell/>
        </table:table-row>
        <table:table-row table:style-name="ro3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2">
          <table:table-cell office:value-type="string">
            <text:p>TransitLayer() </text:p>
          </table:table-cell>
          <table:table-cell office:value-type="string">
            <text:p>A layer that displays transit lines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Method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office:value-type="string">
            <text:p>getMap() </text:p>
          </table:table-cell>
          <table:table-cell table:style-name="ce5" office:value-type="string">
            <text:p><text:a xlink:href="../Map%20class.ods">Map</text:a> </text:p>
          </table:table-cell>
          <table:table-cell office:value-type="string">
            <text:p>Returns the map on which this layer is displayed.</text:p>
          </table:table-cell>
        </table:table-row>
        <table:table-row table:style-name="ro3">
          <table:table-cell table:style-name="ce5" office:value-type="string">
            <text:p>setMap(map:<text:a xlink:href="../Map%20class.ods">Map</text:a>) </text:p>
          </table:table-cell>
          <table:table-cell office:value-type="string">
            <text:p>None </text:p>
          </table:table-cell>
          <table:table-cell office:value-type="string">
            <text:p>Renders the layer on the specified map. If map is set to null, the layer will be removed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39:20.81</meta:creation-date>
    <dc:date>2012-07-31T00:40:46.46</dc:date>
    <meta:editing-duration>P0D</meta:editing-duration>
    <meta:editing-cycles>1</meta:editing-cycles>
    <meta:document-statistic meta:table-count="3" meta:cell-count="18" meta:object-count="0"/>
    <meta:generator>LibreOffice/3.5$Windows_x86 LibreOffice_project/165a79a-7059095-e13bb37-fef39a4-9503d18</meta:generator>
  </office:meta>
</office:document-meta>
</file>